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office:value-type="float" office:value="16" table:style-name="ce2">
            <text:p>16</text:p>
          </table:table-cell>
          <table:table-cell office:value-type="float" office:value="86" table:formula="of:=[.D8]+[.E7]" table:style-name="ce2">
            <text:p>86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table:style-name="ce2"/>
          <table:table-cell office:value-type="float" office:value="85" table:formula="of:=[.B9]+[.C8]" table:style-name="ce2">
            <text:p>85</text:p>
          </table:table-cell>
          <table:table-cell table:style-name="ce2"/>
          <table:table-cell office:value-type="float" office:value="86" table:formula="of:=[.D9]+[.E8]" table:style-name="ce2">
            <text:p>86</text:p>
          </table:table-cell>
          <table:table-cell table:style-name="ce2"/>
          <table:table-cell office:value-type="float" office:value="75" table:formula="of:=[.F9]+[.G8]" table:style-name="ce2">
            <text:p>75</text:p>
          </table:table-cell>
          <table:table-cell office:value-type="float" office:value="20" table:style-name="ce2">
            <text:p>20</text:p>
          </table:table-cell>
          <table:table-cell office:value-type="float" office:value="95" table:formula="of:=[.H9]+[.I8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table:style-name="ce2"/>
          <table:table-cell office:value-type="float" office:value="85" table:formula="of:=[.B10]+[.C9]" table:style-name="ce2">
            <text:p>85</text:p>
          </table:table-cell>
          <table:table-cell table:style-name="ce2"/>
          <table:table-cell office:value-type="float" office:value="86" table:formula="of:=[.D10]+[.E9]" table:style-name="ce2">
            <text:p>86</text:p>
          </table:table-cell>
          <table:table-cell table:style-name="ce2"/>
          <table:table-cell office:value-type="float" office:value="75" table:formula="of:=[.F10]+[.G9]" table:style-name="ce2">
            <text:p>75</text:p>
          </table:table-cell>
          <table:table-cell table:style-name="ce2"/>
          <table:table-cell office:value-type="float" office:value="95" table:formula="of:=[.H10]+[.I9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table:style-name="ce2"/>
          <table:table-cell office:value-type="float" office:value="85" table:formula="of:=[.B11]+[.C10]" table:style-name="ce2">
            <text:p>85</text:p>
          </table:table-cell>
          <table:table-cell table:style-name="ce2"/>
          <table:table-cell office:value-type="float" office:value="86" table:formula="of:=[.D11]+[.E10]" table:style-name="ce2">
            <text:p>86</text:p>
          </table:table-cell>
          <table:table-cell table:style-name="ce2"/>
          <table:table-cell office:value-type="float" office:value="75" table:formula="of:=[.F11]+[.G10]" table:style-name="ce2">
            <text:p>75</text:p>
          </table:table-cell>
          <table:table-cell table:style-name="ce2"/>
          <table:table-cell office:value-type="float" office:value="95" table:formula="of:=[.H11]+[.I10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85" table:formula="of:=[.B12]+[.C11]" table:style-name="ce2">
            <text:p>85</text:p>
          </table:table-cell>
          <table:table-cell table:style-name="ce2"/>
          <table:table-cell office:value-type="float" office:value="86" table:formula="of:=[.D12]+[.E11]" table:style-name="ce2">
            <text:p>86</text:p>
          </table:table-cell>
          <table:table-cell table:style-name="ce2"/>
          <table:table-cell office:value-type="float" office:value="75" table:formula="of:=[.F12]+[.G11]" table:style-name="ce2">
            <text:p>75</text:p>
          </table:table-cell>
          <table:table-cell table:style-name="ce2"/>
          <table:table-cell office:value-type="float" office:value="95" table:formula="of:=[.H12]+[.I11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85" table:formula="of:=[.B13]+[.C12]" table:style-name="ce2">
            <text:p>85</text:p>
          </table:table-cell>
          <table:table-cell table:style-name="ce2"/>
          <table:table-cell office:value-type="float" office:value="86" table:formula="of:=[.D13]+[.E12]" table:style-name="ce2">
            <text:p>86</text:p>
          </table:table-cell>
          <table:table-cell table:style-name="ce2"/>
          <table:table-cell office:value-type="float" office:value="75" table:formula="of:=[.F13]+[.G12]" table:style-name="ce2">
            <text:p>75</text:p>
          </table:table-cell>
          <table:table-cell table:style-name="ce2"/>
          <table:table-cell office:value-type="float" office:value="95" table:formula="of:=[.H13]+[.I12]" table:style-name="ce2">
            <text:p>95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5-14T19:02:40Z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